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92fe7" officeooo:paragraph-rsid="00092fe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VÍCTOR ROJANO</text:p>
      <text:p text:style-name="P1"/>
      <text:p text:style-name="P1">Exercici: Explica pas a pas tot el que has hagut de fer per crear un repositori. </text:p>
      <text:p text:style-name="P1"/>
      <text:p text:style-name="P1">- El primer pas de tots es registrar-nos a la pagina web <text:a xlink:type="simple" xlink:href="http://www.github.com/">www.github.com</text:a></text:p>
      <text:p text:style-name="P1">- Una vegada ja dins escollirem com volem que sigui el nostre repositori. Jo he escollit public i l'he creat.</text:p>
      <text:p text:style-name="P1">- Una vegada ja fet a la web ens anem al terminal i posem la comanda:</text:p>
      <text:p text:style-name="P1">git clone <text:a xlink:type="simple" xlink:href="https://github.com/BillyRojano/Billy-documents.git">https://github.com/BillyRojano/Billy-documents.git</text:a></text:p>
      <text:p text:style-name="P1">- Per clonar-ho ens demana el nostre usuari de github i la nostra contrasenya per tant les posem amb la comanda:</text:p>
      <text:p text:style-name="P1">git config –global user.email <text:a xlink:type="simple" xlink:href="mailto:Zapee.7@gmail.com">Zapee.7@gmail.com</text:a></text:p>
      <text:p text:style-name="P1">git config –global user.name BillyRojano</text:p>
      <text:p text:style-name="P1">- Ara ja tenim copiat el repositori al nostre ordinador per tant ara posem un fitxer dins del repositori. Com ho fem? Amb la comanda: git add new-fitxer</text:p>
      <text:p text:style-name="P1">- Una vegada ja el fitxer dins el repositori el editem. Amb CTRL+O guardem l'editació del fitxer i amb CTRL+X sortim de l'editor.</text:p>
      <text:p text:style-name="P1">- Per ultim pujem el fitxer que hem creat a Internet i ja haurem acabat el procediment. <text:s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es </meta:initial-creator>
    <meta:creation-date>2015-03-20T09:07:30.641419933</meta:creation-date>
    <dc:date>2015-03-20T09:21:53.397012959</dc:date>
    <dc:creator>ies </dc:creator>
    <meta:editing-duration>P0D</meta:editing-duration>
    <meta:editing-cycles>1</meta:editing-cycles>
    <meta:document-statistic meta:table-count="0" meta:image-count="0" meta:object-count="0" meta:page-count="1" meta:paragraph-count="12" meta:word-count="169" meta:character-count="972" meta:non-whitespace-character-count="812"/>
    <meta:generator>LibreOffice/4.2.7.2$Linux_X86_64 LibreOffice_project/420m0$Build-2</meta:generator>
  </office:meta>
</office:document-meta>
</file>